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f6e82" officeooo:paragraph-rsid="001f6e82" style:font-weight-asian="bold" style:font-weight-complex="bold"/>
    </style:style>
    <style:style style:name="P3" style:family="paragraph" style:parent-style-name="Standard">
      <style:text-properties fo:font-weight="bold" officeooo:rsid="00206a2a" officeooo:paragraph-rsid="00206a2a" style:font-weight-asian="bold" style:font-weight-complex="bold"/>
    </style:style>
    <style:style style:name="P4" style:family="paragraph" style:parent-style-name="Standard">
      <style:text-properties fo:font-weight="normal" officeooo:rsid="00206a2a" officeooo:paragraph-rsid="00206a2a" style:font-weight-asian="normal" style:font-weight-complex="normal"/>
    </style:style>
    <style:style style:name="P5" style:family="paragraph" style:parent-style-name="Text_20_body">
      <style:text-properties fo:font-variant="normal" fo:text-transform="none" fo:color="#000000" loext:opacity="100%" style:font-name="Times New Roman" fo:letter-spacing="normal" fo:font-style="normal" fo:font-weight="normal" officeooo:rsid="001f6e82" officeooo:paragraph-rsid="001f6e82" style:font-weight-asian="bold" style:font-weight-complex="bold"/>
    </style:style>
    <style:style style:name="P6" style:family="paragraph" style:parent-style-name="Text_20_body">
      <style:paragraph-properties fo:margin-left="0cm" fo:margin-right="0cm" fo:margin-top="0cm" fo:margin-bottom="0.265cm" style:contextual-spacing="false" fo:orphans="2" fo:widows="2" fo:text-indent="0cm" style:auto-text-indent="false" fo:padding="0cm" fo:border="none"/>
      <style:text-properties fo:font-variant="normal" fo:text-transform="none" fo:color="#000000" loext:opacity="100%" style:font-name="Times New Roman" fo:letter-spacing="normal" fo:font-style="normal" fo:font-weight="normal"/>
    </style:style>
    <style:style style:name="P7" style:family="paragraph" style:parent-style-name="Text_20_body">
      <style:paragraph-properties fo:margin-left="0cm" fo:margin-right="0cm" fo:margin-top="0cm" fo:margin-bottom="0.265cm" style:contextual-spacing="false" fo:orphans="2" fo:widows="2" fo:text-indent="0cm" style:auto-text-indent="false" fo:padding="0cm" fo:border="none"/>
      <style:text-properties fo:font-variant="normal" fo:text-transform="none" fo:color="#000000" loext:opacity="100%" style:font-name="Times New Roman" fo:letter-spacing="normal" fo:font-style="normal" fo:font-weight="bold" officeooo:rsid="00206a2a" officeooo:paragraph-rsid="00206a2a" style:font-weight-asian="bold" style:font-weight-complex="bold"/>
    </style:style>
    <style:style style:name="P8" style:family="paragraph" style:parent-style-name="Text_20_body">
      <style:paragraph-properties fo:margin-left="0cm" fo:margin-right="0cm" fo:margin-top="0cm" fo:margin-bottom="0.265cm" style:contextual-spacing="false" fo:orphans="2" fo:widows="2" fo:text-indent="0cm" style:auto-text-indent="false" fo:padding="0cm" fo:border="none"/>
    </style:style>
    <style:style style:name="P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letter-spacing="normal" fo:font-style="normal" fo:font-weight="normal"/>
    </style:style>
    <style:style style:name="T1" style:family="text">
      <style:text-properties fo:font-weight="normal" style:font-weight-asian="normal" style:font-weight-complex="normal"/>
    </style:style>
    <style:style style:name="T2" style:family="text">
      <style:text-properties style:font-weight-asian="normal" style:font-weight-complex="normal"/>
    </style:style>
    <style:style style:name="T3" style:family="text">
      <style:text-properties fo:font-variant="normal" fo:text-transform="none" fo:color="#000000" loext:opacity="100%" style:font-name="Times New Roman" fo:letter-spacing="normal" fo:font-style="normal" fo:font-weight="normal"/>
    </style:style>
    <style:style style:name="T4" style:family="text">
      <style:text-properties fo:font-size="15.75pt" loext:padding="0cm" loext:border="none"/>
    </style:style>
    <style:style style:name="T5" style:family="text">
      <style:text-properties fo:font-size="16pt"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sar_Sistem_Komputer_Rajawali_Pers</text:p>
      <text:p text:style-name="P1"/>
      <text:p text:style-name="P1"><text:span text:style-name="T1"/></text:p>
      <text:p text:style-name="P2"><text:span text:style-name="T1">generasi kedua (1960 – 1964)</text:span></text:p>
      <text:p text:style-name="P2"><text:span text:style-name="T1"/></text:p>
      <text:p text:style-name="P2"><text:span text:style-name="T1"/></text:p>
      <text:p text:style-name="P5"><text:span text:style-name="T2">Transistor merupakan ciri khas komputer generasi kedua bahan bakunya terdiri dari 3 lapis yaitu besi kolektor dan emitor transistor merupakan singkatan dari transfer resistor,  yang berarti dengan mempengaruhi daya tahan antara dua dari tiga lapisan maka daya resistor yang ada pada lapisan berikutnya dapat pula dipengaruhi dengan demikian fungsi transistor adalah sebagai penguat sinyal sebagai komponen pada transistor mempunyai banyak keunggulan seperti misalnya tidak mudah pecah tidak menyalurkan panas dengan demikian komputer yang ada menjadi lebih kecil dan lebih murah.</text:span></text:p>
      <text:p text:style-name="P8"/>
      <text:p text:style-name="P8"/>
      <text:p text:style-name="P6">Tahun 1960-an IBM memperkenalkan komputer komersial yang memanfaatkan transistor dan digunakan secara luas mulai beredar di pasaran  komputer IBM 7090 buatan Amerika Serikat merupakan salah satu komputer komersial yang memanfaatkan transistor komputer ini dirancang untuk menyelesaikan segala macam pekerjaan baik bersifat ilmiah maupun komersial karena kecepatan dan kemampuan yang dimilikinya menyebabkan IBM 7090 menjadi sangat populer komputer generasi kedua lainnya adalah IBM seri 1400, NCR seri 304, MARK IV dan Honeywell Model 800.</text:p>
      <text:p text:style-name="P8"/>
      <text:p text:style-name="P8"/>
      <text:p text:style-name="P8"/>
      <text:p text:style-name="P6">a.  Ciri-ciri komputer generasi kedua</text:p>
      <text:p text:style-name="P6"/>
      <text:p text:style-name="P6">1.  Menggunakan teknologi sirkuit berupa transistor dan dioda untuk menggantikan tabung vakum<text:line-break/>2.  Program sudah menggunakan operasi bahasa pemrograman tingkat tinggi seperti fortran dan Cobol<text:line-break/>3.    Kapasitas memori utama sudah cukup besar dan dikembangkan dari magnetic Core storage<text:line-break/>4.  Menggunakan simpanan luar berupa magnetic tape dan magnetik<text:line-break/>5.  Mempunyai kemampuan melakukan realtime dan times sharing<text:line-break/>6.  Ukuran Fisik lebih kecil dibandingkan KG I<text:line-break/>7.  Proses operasi sudah cepat dapat memproses jutaan operasi per detik<text:line-break/>8.  Membutuhkan lebih sedikit daya listrik<text:line-break/>9.  Orientasi tidak hanya pada aplikasi bisnis tetapi juga pada aplikasi teknik</text:p>
      <text:p text:style-name="P8"/>
      <text:p text:style-name="P8"/>
      <text:p text:style-name="P8"/>
      <text:p text:style-name="P8"><text:soft-page-break/><text:span text:style-name="T3">b. jenis jenis komputer generasi kedua</text:span></text:p>
      <text:p text:style-name="P6">1. Tahun 1959 PDP 1<text:line-break/>2. Tahun 1960 Virtual memory yang pertama<text:line-break/>3 Tahun 963 Komputer mini komersial yang pertama<text:line-break/>4 UNIVAC III, UNIVAC SS80, UNIVAC SS90, UNIVAC 1170</text:p>
      <text:p text:style-name="P6">5. Burroughs 200<text:line-break/>6. IMB 7070, IBM 7080, IBM 1400, IBM 1600<text:line-break/>7. NRC 300</text:p>
      <text:p text:style-name="P6">8. Honeywell 400 dan 800<text:line-break/>9. CDC 1604, CDC 160A<text:line-break/>10. GE 635, GE 645, GE 200</text:p>
      <text:p text:style-name="P7"/>
      <text:p text:style-name="P7">Referensi :</text:p>
      <text:p text:style-name="P6">Dasar Sistem Komputer - Rajawali Pers. N.p., PT. RajaGrafindo Persada, 202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5"><text:soft-page-break/><text:span text:style-name="T2">Tahun 1959 komponen dasar untuk merancang komputer adalah teknologi transistor komponen ini dinilai jauh lebih efisien jika dibandingkan tabung vakum transistor mempunyai ukuran lebih kecil dibandingkan tabung vakum serta daya listrik yang diperlukan juga lebih kecil untuk pengoperasiannya biaya pembuatan juga jauh lebih terjangkau rasa aman telah diganti menggunakan bahasa assembly dan simbolik  dengan menggunakan bahasa pemrograman programmer dapat memberikan instruksi dengan kata-kata mesin yang pertama kali menggunakan teknologi ialah super komputer  IBM  juga telah membuat superkomputer dengan nama sprery-rand dan strech  serta menjadikan komputer dengan nama LARC  komputer ini dikembangkan di laboratorium menggunakan energi atom pada tahun 1965 hampir berbagai bisa besar menggunakan komputer generasi kedua  untuk memproses informasi dengan keuangan bisnis</text:span></text:p>
      <text:p text:style-name="P8"/>
      <text:p text:style-name="P6">ciri-ciri komputer generasi kedua</text:p>
      <text:p text:style-name="P6">-  telah menggunakan operasi bahasa pemrograman tingkat tinggi fortran dan Cobol</text:p>
      <text:p text:style-name="P6">- kapasitas menggunakan magnetic Core storage</text:p>
      <text:p text:style-name="P6">- menggunakan simpanan eksternal seperti magnetik tape dan magnetik disk</text:p>
      <text:p text:style-name="P6">- mampu memproses secara Real Time dan real sharing</text:p>
      <text:p text:style-name="P6">-  ukuran Fisik yang lebih kecil dibanding komputer generasi pertama</text:p>
      <text:p text:style-name="P6">- kinerja yang lebih cepat</text:p>
      <text:p text:style-name="P6">- daya listrik lebih kecil</text:p>
      <text:p text:style-name="P9">- pemakaian program ini tidak lagi terpaku pada aplikasi bisnis namun juga pada <text:span text:style-name="T4">aplikasi </text:span><text:span text:style-name="T5">teknik</text:span></text:p>
      <text:p text:style-name="P2"><text:span text:style-name="T1"/></text:p>
      <text:p text:style-name="P2"><text:span text:style-name="T1"/></text:p>
      <text:p text:style-name="P3">Referensi :</text:p>
      <text:p text:style-name="P3"/>
      <text:p text:style-name="P4">Pengantar Teknologi Komputer. N.p., Yayasan Kita Menulis, 202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30T18:35:42.788443454</meta:creation-date>
    <dc:date>2021-10-30T20:15:55.992875877</dc:date>
    <meta:editing-duration>PT1H20M3S</meta:editing-duration>
    <meta:editing-cycles>1</meta:editing-cycles>
    <meta:document-statistic meta:table-count="0" meta:image-count="0" meta:object-count="0" meta:page-count="3" meta:paragraph-count="24" meta:word-count="533" meta:character-count="3739" meta:non-whitespace-character-count="3207"/>
    <meta:generator>LibreOffice/7.1.4.2$Linux_X86_64 LibreOffice_project/10$Build-2</meta:generator>
  </office:meta>
</office:document-meta>
</file>